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Presentation</text:p>
          </table:table-cell>
        </table:table-row>
        <table:table-row table:style-name="ro1">
          <table:table-cell office:value-type="string" calcext:value-type="string">
            <text:p>Francesca</text:p>
          </table:table-cell>
          <table:table-cell office:value-type="string" calcext:value-type="string">
            <text:p>Capraro</text:p>
          </table:table-cell>
          <table:table-cell table:formula="of:=19.75/20" office:value-type="float" office:value="0.9875" calcext:value-type="float">
            <text:p>0.987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Flores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8/36" office:value-type="float" office:value="0.5" calcext:value-type="float">
            <text:p>0.5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io</text:p>
          </table:table-cell>
          <table:table-cell office:value-type="string" calcext:value-type="string">
            <text:p>Bobeda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35/36" office:value-type="float" office:value="0.972222222222222" calcext:value-type="float">
            <text:p>0.9722222222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Concho</text:p>
          </table:table-cell>
          <table:table-cell table:formula="of:=18/20" office:value-type="float" office:value="0.9" calcext:value-type="float">
            <text:p>0.9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Dodds</text:p>
          </table:table-cell>
          <table:table-cell office:value-type="float" office:value="0" calcext:value-type="float">
            <text:p>0</text:p>
          </table:table-cell>
          <table:table-cell table:formula="of:=26/33" office:value-type="float" office:value="0.787878787878788" calcext:value-type="float">
            <text:p>0.7878787879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Garcia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sady</text:p>
          </table:table-cell>
          <table:table-cell office:value-type="string" calcext:value-type="string">
            <text:p>Smith</text:p>
          </table:table-cell>
          <table:table-cell table:formula="of:=20/20" office:value-type="float" office:value="1" calcext:value-type="float">
            <text:p>1</text:p>
          </table:table-cell>
          <table:table-cell table:formula="of:=34.5/36" office:value-type="float" office:value="0.958333333333333" calcext:value-type="float">
            <text:p>0.9583333333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8:42:01.015753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9:37:09.259251255</meta:creation-date>
    <dc:date>2018-04-10T19:45:09.496291049</dc:date>
    <meta:editing-duration>PT1H9M13S</meta:editing-duration>
    <meta:editing-cycles>8</meta:editing-cycles>
    <meta:generator>LibreOffice/5.1.6.2$Linux_X86_64 LibreOffice_project/10m0$Build-2</meta:generator>
    <meta:document-statistic meta:table-count="1" meta:cell-count="54" meta:object-count="0"/>
  </office:meta>
</office:document-meta>
</file>